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PRODUCT__C</text:p>
          </table:table-cell>
          <table:table-cell office:value-type="string">
            <text:p>UPFRONT_COMMISSION__C</text:p>
          </table:table-cell>
          <table:table-cell office:value-type="string">
            <text:p>TRAIL_COMMISSION__C</text:p>
          </table:table-cell>
          <table:table-cell table:style-name="Default" office:value-type="string">
            <text:p>ACTIVE__C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E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office:value-type="string">
            <text:p>01220000000638OAAQ</text:p>
          </table:table-cell>
          <table:table-cell table:number-columns-repeated="2" office:value-type="float" office:value="0">
            <text:p>0</text:p>
          </table:table-cell>
          <table:table-cell table:formula="of:=TRUE()" office:value-type="boolean" office:boolean-value="true">
            <text:p>TRU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6/25/2013</text:date>, <text:time>21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Commission_20_Sucess" style:display-name="PageStyle_All Commission Suc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Commission_20_Sucess_20_1" style:display-name="PageStyle_All Commission Suces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l_20_Commission_20_Sucess_20_2" style:display-name="PageStyle_All Commission Suces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19:07:23.30</meta:creation-date>
    <dc:date>2013-06-25T21:39:39.76</dc:date>
    <meta:editing-duration>PT2H5S</meta:editing-duration>
    <meta:editing-cycles>1</meta:editing-cycles>
    <meta:document-statistic meta:table-count="3" meta:cell-count="212" meta:object-count="0"/>
    <meta:generator>OpenOffice.org/3.4$Win32 OpenOffice.org_project/340m1$Build-9590</meta:generator>
  </office:meta>
</office:document-meta>
</file>